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09000003093F5E1AC4E5DAB35E.png" manifest:media-type="image/png"/>
  <manifest:file-entry manifest:full-path="Pictures/10000201000002F70000020BB74B244A263AB7C7.png" manifest:media-type="image/png"/>
  <manifest:file-entry manifest:full-path="Pictures/10000201000002FA00000215DCCB8C58E841CF9C.png" manifest:media-type="image/png"/>
  <manifest:file-entry manifest:full-path="Pictures/10000000000001B0000002FB4CDE389649E10D5F.png" manifest:media-type="image/png"/>
  <manifest:file-entry manifest:full-path="Pictures/100002010000055600000300CDAD61F3A06A7884.png" manifest:media-type="image/png"/>
  <manifest:file-entry manifest:full-path="Pictures/100000000000040A000002A246CAB782836F5F04.png" manifest:media-type="image/png"/>
  <manifest:file-entry manifest:full-path="Pictures/10000000000000E3000000DE915CC375C98CD400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alibri Light1" svg:font-family="'Calibri Light'" style:font-adornments="Regular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177cm"/>
      <style:paragraph-properties style:writing-mode="lr-tb"/>
    </style:style>
    <style:style style:name="gr7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1.259cm, 0.707cm, 2.825cm, 0cm)" draw:image-opacity="100%" style:mirror="none"/>
    </style:style>
    <style:style style:name="gr8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1.139cm, 0cm, 0.489cm, 0cm)" draw:image-opacity="100%" style:mirror="none"/>
    </style:style>
    <style:style style:name="gr9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.001cm, 0cm)" draw:image-opacity="100%" style:mirror="none"/>
    </style:style>
    <style:style style:name="pr1" style:family="presentation" style:parent-style-name="Standard-title">
      <style:graphic-properties fo:min-height="11.349cm"/>
      <style:paragraph-properties style:writing-mode="lr-tb"/>
    </style:style>
    <style:style style:name="pr2" style:family="presentation" style:parent-style-name="Standard-notes">
      <style:graphic-properties draw:fill-color="#ffffff" fo:min-height="13.364cm"/>
      <style:paragraph-properties style:writing-mode="lr-tb"/>
    </style:style>
    <style:style style:name="pr3" style:family="presentation" style:parent-style-name="Standard-title">
      <style:graphic-properties fo:min-height="2.629cm"/>
      <style:paragraph-properties style:writing-mode="lr-tb"/>
    </style:style>
    <style:style style:name="pr4" style:family="presentation" style:parent-style-name="Standard-outline1">
      <style:graphic-properties fo:min-height="8.88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start" style:writing-mode="lr-tb"/>
      <style:text-properties style:font-name="Arial" fo:font-size="72pt" style:font-size-asian="72pt" style:font-size-complex="72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end"/>
    </style:style>
    <style:style style:name="P5" style:family="paragraph">
      <loext:graphic-properties draw:fill="none" draw:fill-color="#ffffff"/>
      <style:paragraph-properties fo:text-align="end" style:writing-mode="lr-tb"/>
      <style:text-properties style:font-name="Calibri Light1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style:paragraph-properties style:writing-mode="lr-tb"/>
    </style:style>
    <style:style style:name="P8" style:family="paragraph">
      <style:text-properties style:font-name="Calibri Light1" fo:font-size="15pt" fo:font-weight="bold" style:font-size-asian="15pt" style:font-weight-asian="bold" style:font-size-complex="15pt" style:font-weight-complex="bold"/>
    </style:style>
    <style:style style:name="P9" style:family="paragraph">
      <loext:graphic-properties draw:fill="none" draw:fill-color="#ffffff"/>
      <style:text-properties style:font-name="Calibri Light1" fo:font-size="15pt" fo:font-weight="bold" style:font-size-asian="15pt" style:font-weight-asian="bold" style:font-size-complex="15pt" style:font-weight-complex="bold"/>
    </style:style>
    <style:style style:name="P10" style:family="paragraph">
      <loext:graphic-properties draw:fill-color="#ffffff"/>
    </style:style>
    <style:style style:name="T1" style:family="text">
      <style:text-properties style:font-name="Arial" fo:font-size="60pt" style:font-size-asian="60pt" style:font-size-complex="60pt"/>
    </style:style>
    <style:style style:name="T2" style:family="text">
      <style:text-properties style:font-name="Calibri Light1"/>
    </style:style>
    <style:style style:name="T3" style:family="text">
      <style:text-properties style:font-name="Calibri Light1" fo:font-size="18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text-style-name="P2" draw:layer="layout" svg:width="12.796cm" svg:height="11.349cm" svg:x="15.5cm" svg:y="1.151cm" presentation:class="title" presentation:user-transformed="true">
          <draw:text-box>
            <text:p text:style-name="P1"><text:span text:style-name="T1">Projet </text:span><text:span text:style-name="T1"><text:line-break/></text:span><text:span text:style-name="T1">Le Scrabble</text:span></text:p>
          </draw:text-box>
        </draw:frame>
        <draw:frame draw:style-name="gr1" draw:text-style-name="P3" draw:layer="layout" svg:width="14.5cm" svg:height="14.5cm" svg:x="1cm" svg:y="0.5cm">
          <draw:image xlink:href="Pictures/1000000000000309000003093F5E1AC4E5DAB35E.png" xlink:type="simple" xlink:show="embed" xlink:actuate="onLoad" draw:mime-type="image/png">
            <text:p/>
          </draw:image>
        </draw:frame>
        <draw:frame draw:style-name="gr2" draw:text-style-name="P5" draw:layer="layout" svg:width="7cm" svg:height="2.384cm" svg:x="21cm" svg:y="13.616cm">
          <draw:text-box>
            <text:p text:style-name="P4"><text:span text:style-name="T2">Preshtibye RAGGOO</text:span></text:p>
            <text:p text:style-name="P4"><text:span text:style-name="T2">Isra KUÇUKSULLU</text:span></text:p>
            <text:p text:style-name="P4"><text:span text:style-name="T2">IMA-3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3" draw:text-style-name="P7" draw:layer="layout" svg:width="25.199cm" svg:height="2.629cm" svg:x="1.4cm" svg:y="0.628cm" presentation:class="title">
          <draw:text-box>
            <text:p>Le plateau</text:p>
          </draw:text-box>
        </draw:frame>
        <draw:frame draw:style-name="gr4" draw:text-style-name="P1" draw:layer="layout" svg:width="12.5cm" svg:height="10cm" svg:x="1cm" svg:y="4cm" presentation:class="graphic" presentation:user-transformed="true">
          <draw:image xlink:href="Pictures/10000201000002FA00000215DCCB8C58E841CF9C.png" xlink:type="simple" xlink:show="embed" xlink:actuate="onLoad" draw:mime-type="image/png">
            <text:p/>
          </draw:image>
        </draw:frame>
        <draw:frame draw:style-name="gr4" draw:text-style-name="P1" draw:layer="layout" svg:width="12.5cm" svg:height="10cm" svg:x="14.5cm" svg:y="4cm">
          <draw:image xlink:href="Pictures/10000201000002F70000020BB74B244A263AB7C7.png" xlink:type="simple" xlink:show="embed" xlink:actuate="onLoad" draw:mime-type="image/png">
            <text:p/>
          </draw:image>
        </draw:frame>
        <draw:frame draw:style-name="gr5" draw:text-style-name="P9" draw:layer="layout" svg:width="7.5cm" svg:height="0.89cm" svg:x="3.5cm" svg:y="14.11cm">
          <draw:text-box>
            <text:p text:style-name="P8"><text:span text:style-name="T3">Le plateau que nous avons</text:span></text:p>
          </draw:text-box>
        </draw:frame>
        <draw:frame draw:style-name="gr6" draw:text-style-name="P9" draw:layer="layout" svg:width="13cm" svg:height="1.427cm" svg:x="14.654cm" svg:y="14.073cm">
          <draw:text-box>
            <text:p text:style-name="P8"><text:span text:style-name="T3">Le plateau que nous sommes censées obtenir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3" draw:layer="layout" svg:width="25.199cm" svg:height="2.629cm" svg:x="1.4cm" svg:y="0.628cm" presentation:class="title" presentation:placeholder="true">
          <draw:text-box/>
        </draw:frame>
        <draw:frame draw:style-name="gr7" draw:text-style-name="P1" draw:layer="layout" svg:width="27.283cm" svg:height="12.5cm" svg:x="0.402cm" svg:y="1.5cm" presentation:class="graphic" presentation:user-transformed="true">
          <draw:image xlink:href="Pictures/100002010000055600000300CDAD61F3A06A7884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3" draw:layer="layout" svg:width="25.199cm" svg:height="5.209cm" svg:x="-5.699cm" svg:y="3cm" presentation:class="title" presentation:user-transformed="true">
          <draw:text-box>
            <text:p>Les jetons<text:line-break/>&amp;<text:line-break/>La picohe</text:p>
          </draw:text-box>
        </draw:frame>
        <draw:frame draw:style-name="gr4" draw:text-style-name="P1" draw:layer="layout" svg:width="8.408cm" svg:height="14.851cm" svg:x="14.592cm" svg:y="0.5cm">
          <draw:image xlink:href="Pictures/10000000000001B0000002FB4CDE389649E10D5F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 presentation:placeholder="true" presentation:user-transformed="true">
          <draw:text-box/>
        </draw:frame>
        <draw:frame draw:style-name="gr8" draw:text-style-name="P1" draw:layer="layout" svg:width="28.5cm" svg:height="16.03cm" svg:x="0cm" svg:y="0cm">
          <draw:image xlink:href="Pictures/100000000000040A000002A246CAB782836F5F04.png" xlink:type="simple" xlink:show="embed" xlink:actuate="onLoad" draw:mime-type="image/png">
            <text:p/>
          </draw:image>
        </draw:frame>
        <draw:frame draw:style-name="gr9" draw:text-style-name="P1" draw:layer="layout" svg:width="1.535cm" svg:height="1.5cm" svg:x="20.5cm" svg:y="10.5cm">
          <draw:image xlink:href="Pictures/10000000000000E3000000DE915CC375C98CD400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alibri Light1" svg:font-family="'Calibri Light'" style:font-adornments="Regular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0-12-13T15:41:19.606000000</meta:creation-date>
    <dc:date>2020-12-14T17:53:18.187000000</dc:date>
    <meta:editing-duration>PT5H32M22S</meta:editing-duration>
    <meta:editing-cycles>11</meta:editing-cycles>
    <meta:generator>LibreOffice/7.0.3.1$Windows_X86_64 LibreOffice_project/d7547858d014d4cf69878db179d326fc3483e082</meta:generator>
    <meta:document-statistic meta:object-count="47"/>
  </office:meta>
</office:document-meta>
</file>